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znam</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klepnutí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jiný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t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penDocument<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dokáže ukládat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na rozšiřování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7"><text:soft-page-break/>LibreOffice ve výchozím nastavení své soubory ukládá ve formátu OpenDocument.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penDocument<text:bookmark-end text:name="__RefHeading__3274_1372004992"/></text:h>
      <text:p text:style-name="P33">Nejčastěji používané přípony pro dokumenty formátu Open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program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formátů OpenDocument (.ods, .ots a .fods), LibreOffice Calc dokáže otevřít i formáty používané kancelářským balíkem OpenOffice.org 1.x (.sxc a .stc) a následující formáty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formátů OpenDocument (.odp, .odg, .otp a .fopd), LibreOffice Impress dokáže otevřít i formáty používané kancelářským balíkem OpenOffice.org 1.x (.sxi a .sti) a následující formáty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formátů OpenDocument (.odg a .otg), LibreOffice Draw dokáže otevřít i formáty používané kancelářským balíkem OpenOffice.org 1.x (.sxd a .std) a následující grafické formáty:</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formátu OpenDocument Formula (.odf), LibreOffice Math dokáže otevřít i formát používaný kancelářským balíkem OpenOffice.org 1.x (.sxm) a formáty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 tento účel poskytuje jednoduchý způsob.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ního filtru pro formát Microsoft Word 97/2000 / 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ů OpenDocument (.odp, .otp, .fodp a .odg), LibreOffice Impress dokáže ukládat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program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dokáže ukládat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12">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7"><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otevřené standardy, Open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